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ela1" style:family="table">
      <style:table-properties style:width="17.009cm" fo:margin-left="0cm" fo:margin-right="-0.009cm" table:align="margins" style:writing-mode="lr-tb"/>
    </style:style>
    <style:style style:name="Tabela1.A" style:family="table-column">
      <style:table-column-properties style:column-width="5.666cm" style:rel-column-width="21829*"/>
    </style:style>
    <style:style style:name="Tabela1.B" style:family="table-column">
      <style:table-column-properties style:column-width="5.731cm" style:rel-column-width="22080*"/>
    </style:style>
    <style:style style:name="Tabela1.C" style:family="table-column">
      <style:table-column-properties style:column-width="5.613cm" style:rel-column-width="21626*"/>
    </style:style>
    <style:style style:name="Tabe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C1" style:family="table-cell">
      <style:table-cell-properties fo:padding="0.097cm" fo:border="0.002cm solid #000000"/>
    </style:style>
    <style:style style:name="Tabela1.A2" style:family="table-cell">
      <style:table-cell-properties fo:padding="0.097cm" fo:border-left="0.002cm solid #000000" fo:border-right="none" fo:border-top="none" fo:border-bottom="0.002cm solid #000000"/>
    </style:style>
    <style:style style:name="Tabela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color="#00000a" fo:font-size="12pt" fo:language="pl" fo:country="PL" fo:font-style="normal" fo:font-weight="normal" style:letter-kerning="true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/>
    </style:style>
    <style:style style:name="P2" style:family="paragraph" style:parent-style-name="Standard">
      <style:text-properties fo:color="#00000a" fo:font-size="12pt" fo:language="pl" fo:country="PL" fo:font-style="normal" fo:font-weight="bold" style:letter-kerning="true" style:font-name-asian="Noto Sans CJK SC" style:font-size-asian="12pt" style:language-asian="zh" style:country-asian="CN" style:font-style-asian="normal" style:font-weight-asian="bold" style:font-name-complex="Lohit Devanagari" style:font-size-complex="12pt" style:language-complex="hi" style:country-complex="IN" style:font-style-complex="normal" style:font-weight-complex="bold"/>
    </style:style>
    <style:style style:name="P3" style:family="paragraph" style:parent-style-name="Standard">
      <style:text-properties fo:color="#00000a" fo:font-size="12pt" fo:language="pl" fo:country="PL" fo:font-style="italic" fo:font-weight="normal" style:letter-kerning="true" style:font-name-asian="Noto Sans CJK SC" style:font-size-asian="12pt" style:language-asian="zh" style:country-asian="CN" style:font-style-asian="italic" style:font-weight-asian="normal" style:font-name-complex="Lohit Devanagari" style:font-size-complex="12pt" style:language-complex="hi" style:country-complex="IN" style:font-style-complex="italic" style:font-weight-complex="normal"/>
    </style:style>
    <style:style style:name="P4" style:family="paragraph" style:parent-style-name="Standard" style:list-style-name="L1">
      <style:text-properties fo:color="#00000a" fo:font-size="12pt" fo:language="pl" fo:country="PL" fo:font-style="normal" fo:font-weight="bold" style:letter-kerning="true" style:font-name-asian="Noto Sans CJK SC" style:font-size-asian="12pt" style:language-asian="zh" style:country-asian="CN" style:font-style-asian="normal" style:font-weight-asian="bold" style:font-name-complex="Lohit Devanagari" style:font-size-complex="12pt" style:language-complex="hi" style:country-complex="IN" style:font-style-complex="normal" style:font-weight-complex="bold"/>
    </style:style>
    <style:style style:name="P5" style:family="paragraph" style:parent-style-name="Standard" style:list-style-name="L3">
      <style:text-properties fo:color="#00000a" fo:font-size="12pt" fo:language="pl" fo:country="PL" fo:font-style="normal" fo:font-weight="bold" style:letter-kerning="true" style:font-name-asian="Noto Sans CJK SC" style:font-size-asian="12pt" style:language-asian="zh" style:country-asian="CN" style:font-style-asian="normal" style:font-weight-asian="bold" style:font-name-complex="Lohit Devanagari" style:font-size-complex="12pt" style:language-complex="hi" style:country-complex="IN" style:font-style-complex="normal" style:font-weight-complex="bold"/>
    </style:style>
    <style:style style:name="P6" style:family="paragraph" style:parent-style-name="Standard" style:list-style-name="L4">
      <style:text-properties fo:color="#00000a" fo:font-size="12pt" fo:language="pl" fo:country="PL" fo:font-style="normal" fo:font-weight="bold" style:letter-kerning="true" style:font-name-asian="Noto Sans CJK SC" style:font-size-asian="12pt" style:language-asian="zh" style:country-asian="CN" style:font-style-asian="normal" style:font-weight-asian="bold" style:font-name-complex="Lohit Devanagari" style:font-size-complex="12pt" style:language-complex="hi" style:country-complex="IN" style:font-style-complex="normal" style:font-weight-complex="bold"/>
    </style:style>
    <style:style style:name="P7" style:family="paragraph" style:parent-style-name="Standard" style:list-style-name="L5">
      <style:text-properties fo:color="#00000a" fo:font-size="12pt" fo:language="pl" fo:country="PL" fo:font-style="normal" fo:font-weight="bold" style:letter-kerning="true" style:font-name-asian="Noto Sans CJK SC" style:font-size-asian="12pt" style:language-asian="zh" style:country-asian="CN" style:font-style-asian="normal" style:font-weight-asian="bold" style:font-name-complex="Lohit Devanagari" style:font-size-complex="12pt" style:language-complex="hi" style:country-complex="IN" style:font-style-complex="normal" style:font-weight-complex="bold"/>
    </style:style>
    <style:style style:name="P8" style:family="paragraph" style:parent-style-name="Standard">
      <style:text-properties fo:color="#00000a" fo:font-size="12pt" fo:language="pl" fo:country="PL" fo:font-style="normal" fo:font-weight="normal" style:letter-kerning="true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/>
    </style:style>
    <style:style style:name="P9" style:family="paragraph" style:parent-style-name="Standard" style:list-style-name="L2">
      <style:text-properties fo:color="#00000a" fo:font-size="12pt" fo:language="pl" fo:country="PL" fo:font-style="normal" fo:font-weight="normal" style:letter-kerning="true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/>
    </style:style>
    <style:style style:name="P10" style:family="paragraph" style:parent-style-name="Standard" style:list-style-name="L6">
      <style:text-properties fo:color="#00000a" fo:font-size="12pt" fo:language="pl" fo:country="PL" fo:font-style="normal" fo:font-weight="normal" style:letter-kerning="true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/>
    </style:style>
    <style:style style:name="P11" style:family="paragraph" style:parent-style-name="Standard">
      <style:text-properties fo:color="#00000a" fo:font-size="12pt" fo:language="pl" fo:country="PL" fo:font-style="italic" fo:font-weight="normal" style:letter-kerning="true" style:font-name-asian="Noto Sans CJK SC" style:font-size-asian="12pt" style:language-asian="zh" style:country-asian="CN" style:font-style-asian="italic" style:font-weight-asian="normal" style:font-name-complex="Lohit Devanagari" style:font-size-complex="12pt" style:language-complex="hi" style:country-complex="IN" style:font-style-complex="italic" style:font-weight-complex="normal"/>
    </style:style>
    <style:style style:name="P12" style:family="paragraph" style:parent-style-name="Standard" style:list-style-name="WWNum1" style:master-page-name="Standard">
      <style:paragraph-properties style:page-number="auto"/>
      <style:text-properties fo:font-weight="bold" style:font-weight-asian="bold" style:font-weight-complex="bold"/>
    </style:style>
    <style:style style:name="T1" style:family="text">
      <style:text-properties fo:color="#00000a" fo:font-size="12pt" fo:language="pl" fo:country="PL" fo:font-style="normal" style:letter-kerning="true" style:font-name-asian="Noto Sans CJK SC" style:font-size-asian="12pt" style:language-asian="zh" style:country-asian="CN" style:font-style-asian="normal" style:font-name-complex="Lohit Devanagari" style:font-size-complex="12pt" style:language-complex="hi" style:country-complex="IN" style:font-style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038926241894519719" text:style-name="WWNum1">
        <text:list-item>
          <text:p text:style-name="P12"><text:span text:style-name="T1">Określ dla każdej grupy klas czy klasa w kolumnie B powinna być dziedziczona publicznie czy prywatnie</text:span><text:span text:style-name="T1">.</text:span></text:p>
        </text:list-item>
      </text:list>
      <text:p text:style-name="P1"/>
      <text:p text:style-name="P1"><text:tab/></text:p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Table_20_Contents">A</text:p>
          </table:table-cell>
          <table:table-cell table:style-name="Tabela1.A1" office:value-type="string">
            <text:p text:style-name="Table_20_Contents">B</text:p>
          </table:table-cell>
          <table:table-cell table:style-name="Tabela1.C1" office:value-type="string">
            <text:p text:style-name="Table_20_Contents">Jest-czyms/Ma-cos</text:p>
          </table:table-cell>
        </table:table-row>
        <table:table-row>
          <table:table-cell table:style-name="Tabela1.A2" office:value-type="string">
            <text:p text:style-name="Table_20_Contents">class Wilk</text:p>
          </table:table-cell>
          <table:table-cell table:style-name="Tabela1.A2" office:value-type="string">
            <text:p text:style-name="Table_20_Contents">class WilkStepowy</text:p>
          </table:table-cell>
          <table:table-cell table:style-name="Tabela1.C2" office:value-type="string">
            <text:p text:style-name="Table_20_Contents">publiczny</text:p>
          </table:table-cell>
        </table:table-row>
        <table:table-row>
          <table:table-cell table:style-name="Tabela1.A2" office:value-type="string">
            <text:p text:style-name="Table_20_Contents">class Kuchnia</text:p>
          </table:table-cell>
          <table:table-cell table:style-name="Tabela1.A2" office:value-type="string">
            <text:p text:style-name="Table_20_Contents">class Mieszkanie</text:p>
          </table:table-cell>
          <table:table-cell table:style-name="Tabela1.C2" office:value-type="string">
            <text:p text:style-name="Table_20_Contents">prywatny</text:p>
          </table:table-cell>
        </table:table-row>
        <table:table-row>
          <table:table-cell table:style-name="Tabela1.A2" office:value-type="string">
            <text:p text:style-name="Table_20_Contents">class Osoba</text:p>
          </table:table-cell>
          <table:table-cell table:style-name="Tabela1.A2" office:value-type="string">
            <text:p text:style-name="Table_20_Contents">class Programista</text:p>
          </table:table-cell>
          <table:table-cell table:style-name="Tabela1.C2" office:value-type="string">
            <text:p text:style-name="Table_20_Contents">publiczny</text:p>
          </table:table-cell>
        </table:table-row>
        <table:table-row>
          <table:table-cell table:style-name="Tabela1.A2" office:value-type="string">
            <text:p text:style-name="Table_20_Contents">class Osoba</text:p>
          </table:table-cell>
          <table:table-cell table:style-name="Tabela1.A2" office:value-type="string">
            <text:p text:style-name="Table_20_Contents">class KonIDzokej</text:p>
          </table:table-cell>
          <table:table-cell table:style-name="Tabela1.C2" office:value-type="string">
            <text:p text:style-name="Table_20_Contents">publiczny</text:p>
          </table:table-cell>
        </table:table-row>
        <table:table-row>
          <table:table-cell table:style-name="Tabela1.A2" office:value-type="string">
            <text:p text:style-name="Table_20_Contents">class Osoba, class Auto</text:p>
          </table:table-cell>
          <table:table-cell table:style-name="Tabela1.A2" office:value-type="string">
            <text:p text:style-name="Table_20_Contents">class Kierowca</text:p>
          </table:table-cell>
          <table:table-cell table:style-name="Tabela1.C2" office:value-type="string">
            <text:p text:style-name="Table_20_Contents">prywatny</text:p>
          </table:table-cell>
        </table:table-row>
      </table:table>
      <text:p text:style-name="P1"/>
      <text:p text:style-name="P1"/>
      <text:p text:style-name="P1"/>
      <text:list xml:id="list4918214484680424265" text:style-name="L1">
        <text:list-item>
          <text:p text:style-name="P4">Przyjrzyj się poniższym definicjom, wiedząc że wersja metody tell() w klasie Gloam powinna wyświetlać wartość składowych glip oraz fb, napisz definicje trzech metod klasy Gloam</text:p>
        </text:list-item>
      </text:list>
      <text:p text:style-name="P1"/>
      <text:p text:style-name="P3">class Frabjus <text:line-break/>{</text:p>
      <text:p text:style-name="P3"><text:tab/>private:</text:p>
      <text:p text:style-name="P3"><text:tab/><text:tab/>char fab[20];<text:line-break/></text:p>
      <text:p text:style-name="P3"><text:tab/>public:<text:tab/></text:p>
      <text:p text:style-name="P3"><text:tab/><text:tab/>Frabjus(const char * s= ''C++'') : fab(s) {}</text:p>
      <text:p text:style-name="P3"><text:tab/><text:tab/>virtual void tell() {cout &lt;&lt; fab; }</text:p>
      <text:p text:style-name="P3">};</text:p>
      <text:p text:style-name="P3"/>
      <text:p text:style-name="P3">class Gloam</text:p>
      <text:p text:style-name="P3">{</text:p>
      <text:p text:style-name="P3"><text:tab/>private: </text:p>
      <text:p text:style-name="P3"><text:tab/><text:tab/>int glip;</text:p>
      <text:p text:style-name="P3"><text:tab/><text:tab/>Frabjus fb;</text:p>
      <text:p text:style-name="P3"/>
      <text:p text:style-name="P3"><text:tab/>public:</text:p>
      <text:p text:style-name="P3"><text:tab/><text:tab/>Gloam(int g = 0, const char * s = ''C++');</text:p>
      <text:p text:style-name="P3"><text:tab/><text:tab/>Gloam(int g, const Frabjus &amp; f);</text:p>
      <text:p text:style-name="P3"><text:tab/><text:tab/>void tell();</text:p>
      <text:p text:style-name="P3">};</text:p>
      <text:p text:style-name="P3"/>
      <text:p text:style-name="P3">Gloam(int g, const char * s ) : glip(g), fb(s) {}</text:p>
      <text:p text:style-name="P3">Gloam(int g, const Frabjus &amp; f) : : glip(g), fb(f)</text:p>
      <text:p text:style-name="P3"><text:s/></text:p>
      <text:p text:style-name="P3">void Gloam::tell()</text:p>
      <text:p text:style-name="P3">{<text:tab/></text:p>
      <text:p text:style-name="P3"><text:tab/>cout &lt;&lt; glip &lt;&lt; endl;</text:p>
      <text:p text:style-name="P3"><text:tab/>Frajbus::tell();</text:p>
      <text:p text:style-name="P3">}</text:p>
      <text:p text:style-name="P3"/>
      <text:p text:style-name="P1"/>
      <text:p text:style-name="P1"/>
      <text:list xml:id="list7794177058208875999" text:style-name="L2">
        <text:list-item>
          <text:p text:style-name="P9"><text:soft-page-break/>Przyjrzyj się poniższym definicjom, widząc że wersja metody tell() w klasie Gloam powinna wyświetlać wartości składowych glip oraz fab napisz definicje trzech metod klasy Gloam</text:p>
        </text:list-item>
      </text:list>
      <text:p text:style-name="P1"/>
      <text:p text:style-name="P3">class Frabjus : private Frajbus<text:line-break/>{</text:p>
      <text:p text:style-name="P3"><text:tab/>private:</text:p>
      <text:p text:style-name="P3"><text:tab/><text:tab/>char fab[20];<text:line-break/></text:p>
      <text:p text:style-name="P3"><text:tab/>public:<text:tab/></text:p>
      <text:p text:style-name="P3"><text:tab/><text:tab/>Frabjus(const char * s= ''C++'') : fab(s) {}</text:p>
      <text:p text:style-name="P3"><text:tab/><text:tab/>virtual void tell() {cout &lt;&lt; fab; }</text:p>
      <text:p text:style-name="P3">};</text:p>
      <text:p text:style-name="P3"/>
      <text:p text:style-name="P3">class Gloam</text:p>
      <text:p text:style-name="P3">{</text:p>
      <text:p text:style-name="P3"><text:tab/>private: </text:p>
      <text:p text:style-name="P3"><text:tab/><text:tab/>int glip;</text:p>
      <text:p text:style-name="P3"><text:tab/><text:tab/>Frabjus fb;</text:p>
      <text:p text:style-name="P3"/>
      <text:p text:style-name="P3"><text:tab/>public:</text:p>
      <text:p text:style-name="P3"><text:tab/><text:tab/>Gloam(int g = 0, const char * s = ''C++');</text:p>
      <text:p text:style-name="P3"><text:tab/><text:tab/>Gloam(int g, const Frabjus &amp; f);</text:p>
      <text:p text:style-name="P3"><text:tab/><text:tab/>void tell();</text:p>
      <text:p text:style-name="P3">};</text:p>
      <text:p text:style-name="P3"/>
      <text:p text:style-name="P3">Gloam(int g, const char * s ) : glip(g), fb(s) {}</text:p>
      <text:p text:style-name="P3">Gloam(int g, const Frabjus &amp; f) : : glip(g), fb(f)</text:p>
      <text:p text:style-name="P3"><text:s/></text:p>
      <text:p text:style-name="P3">void Gloam::tell()</text:p>
      <text:p text:style-name="P3">{<text:tab/></text:p>
      <text:p text:style-name="P3"><text:tab/>cout &lt;&lt; glip &lt;&lt; endl;</text:p>
      <text:p text:style-name="P3"><text:tab/>Frajbus::tell();</text:p>
      <text:p text:style-name="P3">}</text:p>
      <text:p text:style-name="P3"/>
      <text:p text:style-name="P2"/>
      <text:list xml:id="list3370015194447339801" text:style-name="L3">
        <text:list-item>
          <text:p text:style-name="P5">Załóżmy że napisałeś poniższą definicję opartą na szablonie Stack z listiningu 14.13 oraz na klasie Worker z listingu 14.10: <text:line-break/><text:span text:style-name="T2">Stack&lt;Worker *&gt; sw;</text:span><text:line-break/>Napisz deklarację klasy, jaka zostanie wygenerowana. Skoncentruj się na samej deklaracji i nie wypisuj metod które nie są inline.</text:p>
        </text:list-item>
      </text:list>
      <text:p text:style-name="P1"/>
      <text:p text:style-name="P3">template&lt;typename<text:span text:style-name="T3"> T</text:span>&gt; <text:line-break/>class Stack</text:p>
      <text:p text:style-name="P3">{</text:p>
      <text:p text:style-name="P3"><text:tab/>private: <text:line-break/><text:tab/><text:tab/><text:span text:style-name="T3">T</text:span> a;</text:p>
      <text:p text:style-name="P3"><text:tab/>public:</text:p>
      <text:p text:style-name="P3"><text:tab/><text:tab/>Stack(const <text:span text:style-name="T3">T &amp;</text:span> aval) : a(aval) {}</text:p>
      <text:p text:style-name="P3">};</text:p>
      <text:p text:style-name="P3"/>
      <text:p text:style-name="P1"/>
      <text:list xml:id="list2348094927842667300" text:style-name="L4">
        <text:list-item>
          <text:p text:style-name="P6"><text:soft-page-break/>Użyj definicji szablonów z tego rozdziału do utworzenia definicji:<text:line-break/>a) Tablicy obiektów typu string<text:line-break/>b) stosu tablicy typu double<text:line-break/>c) tabli stosów wskaźników na obiekty klasy Worker.<text:line-break/>Ile <text:s/>definicji szablonów klas zostanie utworzonych w wyniku wykonywania programu z listingu 14.18</text:p>
        </text:list-item>
      </text:list>
      <text:p text:style-name="P1"/>
      <text:p text:style-name="P1"/>
      <text:p text:style-name="P1"/>
      <text:list xml:id="list6540267374468610306" text:style-name="L5">
        <text:list-item>
          <text:p text:style-name="P7">Opisz różnicę między wirtualnymi a niewirtualnymi klasami bazowymi</text:p>
        </text:list-item>
      </text:list>
      <text:p text:style-name="P1"/>
      <text:list xml:id="list981954360419510614" text:style-name="L6">
        <text:list-item>
          <text:p text:style-name="P10">V Tworzy się w momencie wykonywania klasy pochodnej</text:p>
        </text:list-item>
        <text:list-item>
          <text:p text:style-name="P10">V Gdy mamy drzewko dziedziczenia, a klasa która dziedziczy po innych klasach pochodnych klasy bazowej, nie dochodzi do zwielokrotnienia metod. </text:p>
        </text:list-item>
        <text:list-item>
          <text:p text:style-name="P10">Należy zdefiniować metody w klasie pochodnej które będą używane a dziedziczą po klasie wirtualnej, dlatego że C++ <text:s/>uniemożliwia przekazywanie informacji przez klasę pośrednią do klasy bazowej, ważna kolejność inicjalizacji!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pl" fo:country="PL" style:letter-kerning="true" style:font-size-asian="10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lr-tb"/>
      <style:text-properties style:use-window-font-color="true" style:font-name="Liberation Serif" fo:font-size="10pt" fo:language="pl" fo:country="PL" style:letter-kerning="true" style:font-name-asian="Noto Sans CJK SC" style:font-size-asian="10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cm" fo:text-align="start" style:justify-single-word="false" fo:orphans="2" fo:widows="2" fo:hyphenation-ladder-count="no-limit" style:writing-mode="lr-tb"/>
      <style:text-properties fo:color="#00000a" style:font-name="Liberation Serif" fo:font-size="12pt" fo:language="pl" fo:country="PL" style:letter-kerning="true" style:font-name-asian="Noto Sans CJK SC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fo:keep-with-next="always"/>
      <style:text-properties style:font-name="Liberation Sans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47cm" fo:line-height="115%"/>
    </style:style>
    <style:style style:name="List" style:family="paragraph" style:parent-style-name="Text_20_body" style:default-outline-level="" style:list-style-name="" style:class="list">
      <style:text-properties style:font-name-complex="Lucida Sans1"/>
    </style:style>
    <style:style style:name="Caption" style:family="paragraph" style:parent-style-name="Standard" style:default-outline-level="" style:list-style-name="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146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8-24T10:48:00</meta:creation-date>
    <meta:initial-creator>Darek</meta:initial-creator>
    <dc:language>pl-PL</dc:language>
    <dc:date>2020-06-29T07:39:46.34</dc:date>
    <meta:editing-cycles>44</meta:editing-cycles>
    <meta:editing-duration>PT4H30M38S</meta:editing-duration>
    <meta:generator>OpenOffice/4.1.7$Win32 OpenOffice.org_project/417m1$Build-9800</meta:generator>
    <dc:creator>Darek P</dc:creator>
    <meta:document-statistic meta:table-count="1" meta:image-count="0" meta:object-count="0" meta:page-count="3" meta:paragraph-count="84" meta:word-count="435" meta:character-count="2719"/>
    <meta:template xlink:type="simple" xlink:actuate="onRequest" xlink:title="Normal" xlink:href=""/>
  </office:meta>
</office:document-meta>
</file>